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b40d" officeooo:paragraph-rsid="0015b40d"/>
    </style:style>
    <style:style style:name="P2" style:family="paragraph" style:parent-style-name="Text_20_body">
      <style:text-properties officeooo:rsid="00170e74" officeooo:paragraph-rsid="00170e74"/>
    </style:style>
    <style:style style:name="P3" style:family="paragraph" style:parent-style-name="Text_20_body">
      <style:text-properties officeooo:rsid="0018ac02" officeooo:paragraph-rsid="0018ac02"/>
    </style:style>
    <style:style style:name="P4" style:family="paragraph" style:parent-style-name="Text_20_body">
      <style:text-properties officeooo:rsid="001f274f" officeooo:paragraph-rsid="001f274f"/>
    </style:style>
    <style:style style:name="P5" style:family="paragraph" style:parent-style-name="Text_20_body">
      <style:text-properties officeooo:rsid="00217ab7" officeooo:paragraph-rsid="00217ab7"/>
    </style:style>
    <style:style style:name="P6" style:family="paragraph" style:parent-style-name="Text_20_body">
      <style:text-properties officeooo:rsid="0026885f" officeooo:paragraph-rsid="0026885f"/>
    </style:style>
    <style:style style:name="P7" style:family="paragraph" style:parent-style-name="Text_20_body">
      <style:text-properties officeooo:rsid="00286c72" officeooo:paragraph-rsid="00286c72"/>
    </style:style>
    <style:style style:name="P8" style:family="paragraph" style:parent-style-name="Text_20_body">
      <style:text-properties officeooo:rsid="00291787" officeooo:paragraph-rsid="00291787"/>
    </style:style>
    <style:style style:name="P9" style:family="paragraph" style:parent-style-name="Text_20_body">
      <style:text-properties officeooo:rsid="002b46e8" officeooo:paragraph-rsid="002b46e8"/>
    </style:style>
    <style:style style:name="P10" style:family="paragraph" style:parent-style-name="Text_20_body">
      <style:text-properties officeooo:paragraph-rsid="002b46e8"/>
    </style:style>
    <style:style style:name="P11" style:family="paragraph" style:parent-style-name="Text_20_body">
      <style:text-properties officeooo:rsid="0036b5f4" officeooo:paragraph-rsid="0036b5f4"/>
    </style:style>
    <style:style style:name="P12" style:family="paragraph" style:parent-style-name="Text_20_body">
      <style:text-properties officeooo:paragraph-rsid="0037a7ce"/>
    </style:style>
    <style:style style:name="P13" style:family="paragraph" style:parent-style-name="Text_20_body">
      <style:text-properties officeooo:paragraph-rsid="0017dd4a"/>
    </style:style>
    <style:style style:name="P14" style:family="paragraph" style:parent-style-name="Text_20_body">
      <style:text-properties officeooo:rsid="003c4e3b" officeooo:paragraph-rsid="003c4e3b"/>
    </style:style>
    <style:style style:name="P15" style:family="paragraph" style:parent-style-name="Text_20_body">
      <style:text-properties officeooo:paragraph-rsid="003d7b27"/>
    </style:style>
    <style:style style:name="P16" style:family="paragraph" style:parent-style-name="Text_20_body">
      <style:text-properties officeooo:paragraph-rsid="003ef8dc"/>
    </style:style>
    <style:style style:name="P17" style:family="paragraph" style:parent-style-name="Text_20_body">
      <style:text-properties officeooo:rsid="003ff62e" officeooo:paragraph-rsid="003ff62e"/>
    </style:style>
    <style:style style:name="P18" style:family="paragraph" style:parent-style-name="Text_20_body">
      <style:text-properties officeooo:rsid="0042809c" officeooo:paragraph-rsid="0042809c"/>
    </style:style>
    <style:style style:name="P19" style:family="paragraph" style:parent-style-name="Text_20_body">
      <style:text-properties officeooo:rsid="002349d1" officeooo:paragraph-rsid="002349d1"/>
    </style:style>
    <style:style style:name="P20" style:family="paragraph" style:parent-style-name="Text_20_body">
      <style:text-properties officeooo:rsid="0043b9e2" officeooo:paragraph-rsid="0043b9e2"/>
    </style:style>
    <style:style style:name="P21" style:family="paragraph" style:parent-style-name="Text_20_body">
      <style:text-properties officeooo:rsid="004473aa" officeooo:paragraph-rsid="004473aa"/>
    </style:style>
    <style:style style:name="P22" style:family="paragraph" style:parent-style-name="Text_20_body">
      <style:text-properties officeooo:rsid="004473aa" officeooo:paragraph-rsid="00683a19"/>
    </style:style>
    <style:style style:name="P23" style:family="paragraph" style:parent-style-name="Text_20_body">
      <style:text-properties officeooo:rsid="0044e870" officeooo:paragraph-rsid="0044e870"/>
    </style:style>
    <style:style style:name="P24" style:family="paragraph" style:parent-style-name="Text_20_body">
      <style:text-properties officeooo:rsid="0048530f" officeooo:paragraph-rsid="0048530f"/>
    </style:style>
    <style:style style:name="P25" style:family="paragraph" style:parent-style-name="Text_20_body">
      <style:text-properties officeooo:rsid="003abf9f" officeooo:paragraph-rsid="003abf9f"/>
    </style:style>
    <style:style style:name="P26" style:family="paragraph" style:parent-style-name="Text_20_body">
      <style:text-properties officeooo:rsid="003a00bc" officeooo:paragraph-rsid="003abf9f"/>
    </style:style>
    <style:style style:name="P27" style:family="paragraph" style:parent-style-name="Text_20_body">
      <style:text-properties officeooo:rsid="00552031" officeooo:paragraph-rsid="00552031"/>
    </style:style>
    <style:style style:name="P28" style:family="paragraph" style:parent-style-name="Text_20_body">
      <style:text-properties officeooo:rsid="0023cfc9" officeooo:paragraph-rsid="0023cfc9"/>
    </style:style>
    <style:style style:name="P29" style:family="paragraph" style:parent-style-name="Text_20_body">
      <style:text-properties officeooo:rsid="007abe00" officeooo:paragraph-rsid="007abe00"/>
    </style:style>
    <style:style style:name="P30" style:family="paragraph" style:parent-style-name="Text_20_body">
      <style:text-properties officeooo:rsid="007ba874" officeooo:paragraph-rsid="007ba874"/>
    </style:style>
    <style:style style:name="P31" style:family="paragraph" style:parent-style-name="Text_20_body">
      <style:text-properties officeooo:rsid="007c12aa" officeooo:paragraph-rsid="007c12aa"/>
    </style:style>
    <style:style style:name="P32" style:family="paragraph" style:parent-style-name="Text_20_body">
      <style:text-properties officeooo:rsid="008368e3" officeooo:paragraph-rsid="008368e3"/>
    </style:style>
    <style:style style:name="P33" style:family="paragraph" style:parent-style-name="Text_20_body">
      <style:text-properties officeooo:rsid="00887171" officeooo:paragraph-rsid="00887171"/>
    </style:style>
    <style:style style:name="P34" style:family="paragraph" style:parent-style-name="Text_20_body">
      <style:text-properties officeooo:rsid="00887171" officeooo:paragraph-rsid="008ed93e"/>
    </style:style>
    <style:style style:name="P35" style:family="paragraph" style:parent-style-name="Text_20_body">
      <style:text-properties officeooo:rsid="008a254a" officeooo:paragraph-rsid="008a254a"/>
    </style:style>
    <style:style style:name="P36" style:family="paragraph" style:parent-style-name="Text_20_body">
      <style:text-properties officeooo:rsid="008bc12e" officeooo:paragraph-rsid="008bc12e"/>
    </style:style>
    <style:style style:name="P37" style:family="paragraph" style:parent-style-name="Subtitle">
      <style:text-properties officeooo:rsid="0015b40d" officeooo:paragraph-rsid="0015b40d"/>
    </style:style>
    <style:style style:name="P38" style:family="paragraph" style:parent-style-name="Title">
      <style:text-properties officeooo:rsid="00170e74" officeooo:paragraph-rsid="00170e74"/>
    </style:style>
    <style:style style:name="P39" style:family="paragraph" style:parent-style-name="Text_20_body" style:list-style-name="L1">
      <style:text-properties officeooo:paragraph-rsid="00715d84"/>
    </style:style>
    <style:style style:name="P40" style:family="paragraph" style:parent-style-name="Text_20_body" style:list-style-name="L1">
      <style:text-properties officeooo:rsid="0015b40d" officeooo:paragraph-rsid="0015b40d"/>
    </style:style>
    <style:style style:name="P41" style:family="paragraph" style:parent-style-name="Text_20_body" style:list-style-name="L1">
      <style:text-properties officeooo:rsid="00329ead" officeooo:paragraph-rsid="00329ead"/>
    </style:style>
    <style:style style:name="P42" style:family="paragraph" style:parent-style-name="Text_20_body" style:list-style-name="L1">
      <style:text-properties officeooo:rsid="0033f6c6" officeooo:paragraph-rsid="0033f6c6"/>
    </style:style>
    <style:style style:name="P43" style:family="paragraph" style:parent-style-name="Text_20_body" style:list-style-name="L1">
      <style:text-properties officeooo:rsid="004bb7d4" officeooo:paragraph-rsid="004bb7d4"/>
    </style:style>
    <style:style style:name="P44" style:family="paragraph" style:parent-style-name="Text_20_body" style:list-style-name="L17">
      <style:text-properties officeooo:rsid="004bb7d4" officeooo:paragraph-rsid="004ceb51"/>
    </style:style>
    <style:style style:name="P45" style:family="paragraph" style:parent-style-name="Text_20_body" style:list-style-name="L2">
      <style:text-properties officeooo:rsid="00170e74" officeooo:paragraph-rsid="00170e74"/>
    </style:style>
    <style:style style:name="P46" style:family="paragraph" style:parent-style-name="Text_20_body" style:list-style-name="L3">
      <style:text-properties officeooo:rsid="0038d8c6" officeooo:paragraph-rsid="0038d8c6"/>
    </style:style>
    <style:style style:name="P47" style:family="paragraph" style:parent-style-name="Text_20_body" style:list-style-name="L4">
      <style:text-properties officeooo:rsid="0018ac02" officeooo:paragraph-rsid="0018ac02"/>
    </style:style>
    <style:style style:name="P48" style:family="paragraph" style:parent-style-name="Text_20_body" style:list-style-name="L5">
      <style:text-properties officeooo:rsid="0018ac02" officeooo:paragraph-rsid="005a34dd"/>
    </style:style>
    <style:style style:name="P49" style:family="paragraph" style:parent-style-name="Text_20_body" style:list-style-name="L5">
      <style:text-properties officeooo:rsid="0018ac02" officeooo:paragraph-rsid="001a7256"/>
    </style:style>
    <style:style style:name="P50" style:family="paragraph" style:parent-style-name="Text_20_body" style:list-style-name="L5">
      <style:text-properties officeooo:rsid="00583d7d" officeooo:paragraph-rsid="00583d7d"/>
    </style:style>
    <style:style style:name="P51" style:family="paragraph" style:parent-style-name="Text_20_body" style:list-style-name="L6">
      <style:text-properties officeooo:paragraph-rsid="0025c3c8"/>
    </style:style>
    <style:style style:name="P52" style:family="paragraph" style:parent-style-name="Text_20_body" style:list-style-name="L5">
      <style:text-properties officeooo:rsid="001e89e8" officeooo:paragraph-rsid="001e89e8"/>
    </style:style>
    <style:style style:name="P53" style:family="paragraph" style:parent-style-name="Text_20_body" style:list-style-name="L7">
      <style:text-properties officeooo:rsid="001e89e8" officeooo:paragraph-rsid="006c4ee7"/>
    </style:style>
    <style:style style:name="P54" style:family="paragraph" style:parent-style-name="Text_20_body" style:list-style-name="L5">
      <style:text-properties officeooo:rsid="005c6ab4" officeooo:paragraph-rsid="005c6ab4"/>
    </style:style>
    <style:style style:name="P55" style:family="paragraph" style:parent-style-name="Text_20_body" style:list-style-name="L7">
      <style:text-properties officeooo:paragraph-rsid="006c4ee7"/>
    </style:style>
    <style:style style:name="P56" style:family="paragraph" style:parent-style-name="Text_20_body" style:list-style-name="L7">
      <style:text-properties officeooo:paragraph-rsid="001b5765"/>
    </style:style>
    <style:style style:name="P57" style:family="paragraph" style:parent-style-name="Text_20_body" style:list-style-name="L7">
      <style:text-properties officeooo:rsid="001eb24f" officeooo:paragraph-rsid="006c4ee7"/>
    </style:style>
    <style:style style:name="P58" style:family="paragraph" style:parent-style-name="Text_20_body" style:list-style-name="L7">
      <style:text-properties officeooo:rsid="001f0a41" officeooo:paragraph-rsid="006c4ee7"/>
    </style:style>
    <style:style style:name="P59" style:family="paragraph" style:parent-style-name="Text_20_body" style:list-style-name="L7">
      <style:text-properties officeooo:rsid="001b5765" officeooo:paragraph-rsid="001b5765"/>
    </style:style>
    <style:style style:name="P60" style:family="paragraph" style:parent-style-name="Text_20_body" style:list-style-name="L7">
      <style:text-properties officeooo:rsid="001d3637" officeooo:paragraph-rsid="001d3637"/>
    </style:style>
    <style:style style:name="P61" style:family="paragraph" style:parent-style-name="Text_20_body" style:list-style-name="L7">
      <style:text-properties officeooo:rsid="005c012d" officeooo:paragraph-rsid="005c012d"/>
    </style:style>
    <style:style style:name="P62" style:family="paragraph" style:parent-style-name="Text_20_body" style:list-style-name="L7">
      <style:text-properties officeooo:rsid="006e040e" officeooo:paragraph-rsid="006e040e"/>
    </style:style>
    <style:style style:name="P63" style:family="paragraph" style:parent-style-name="Text_20_body" style:list-style-name="L7">
      <style:text-properties officeooo:rsid="006e179a" officeooo:paragraph-rsid="006e179a"/>
    </style:style>
    <style:style style:name="P64" style:family="paragraph" style:parent-style-name="Text_20_body" style:list-style-name="L7">
      <style:text-properties officeooo:rsid="00700b7b" officeooo:paragraph-rsid="00700b7b"/>
    </style:style>
    <style:style style:name="P65" style:family="paragraph" style:parent-style-name="Text_20_body" style:list-style-name="L8">
      <style:text-properties officeooo:paragraph-rsid="002285e4"/>
    </style:style>
    <style:style style:name="P66" style:family="paragraph" style:parent-style-name="Text_20_body" style:list-style-name="L8">
      <style:text-properties officeooo:rsid="008368e3" officeooo:paragraph-rsid="008368e3"/>
    </style:style>
    <style:style style:name="P67" style:family="paragraph" style:parent-style-name="Text_20_body" style:list-style-name="L8">
      <style:text-properties officeooo:rsid="008496a3" officeooo:paragraph-rsid="008496a3"/>
    </style:style>
    <style:style style:name="P68" style:family="paragraph" style:parent-style-name="Text_20_body" style:list-style-name="L9">
      <style:text-properties officeooo:rsid="008bc12e" officeooo:paragraph-rsid="008bc12e"/>
    </style:style>
    <style:style style:name="P69" style:family="paragraph" style:parent-style-name="Text_20_body" style:list-style-name="L10">
      <style:text-properties officeooo:rsid="00286c72" officeooo:paragraph-rsid="00286c72"/>
    </style:style>
    <style:style style:name="P70" style:family="paragraph" style:parent-style-name="Text_20_body" style:list-style-name="L11">
      <style:text-properties officeooo:rsid="002a910b" officeooo:paragraph-rsid="002a910b"/>
    </style:style>
    <style:style style:name="P71" style:family="paragraph" style:parent-style-name="Text_20_body" style:list-style-name="L11">
      <style:text-properties officeooo:rsid="002b46e8" officeooo:paragraph-rsid="002b46e8"/>
    </style:style>
    <style:style style:name="P72" style:family="paragraph" style:parent-style-name="Text_20_body" style:list-style-name="L12">
      <style:text-properties officeooo:rsid="0036b5f4" officeooo:paragraph-rsid="0036b5f4"/>
    </style:style>
    <style:style style:name="P73" style:family="paragraph" style:parent-style-name="Text_20_body" style:list-style-name="L13">
      <style:text-properties officeooo:rsid="0043b9e2" officeooo:paragraph-rsid="0043b9e2"/>
    </style:style>
    <style:style style:name="P74" style:family="paragraph" style:parent-style-name="Text_20_body" style:list-style-name="L14">
      <style:text-properties officeooo:paragraph-rsid="003abf9f"/>
    </style:style>
    <style:style style:name="P75" style:family="paragraph" style:parent-style-name="Text_20_body" style:list-style-name="L14">
      <style:text-properties officeooo:rsid="003abf9f" officeooo:paragraph-rsid="003abf9f"/>
    </style:style>
    <style:style style:name="P76" style:family="paragraph" style:parent-style-name="Text_20_body" style:list-style-name="L15">
      <style:text-properties officeooo:paragraph-rsid="003d7b27"/>
    </style:style>
    <style:style style:name="P77" style:family="paragraph" style:parent-style-name="Text_20_body" style:list-style-name="L15">
      <style:text-properties officeooo:rsid="003ef8dc" officeooo:paragraph-rsid="003ef8dc"/>
    </style:style>
    <style:style style:name="P78" style:family="paragraph" style:parent-style-name="Text_20_body" style:list-style-name="L16">
      <style:text-properties officeooo:rsid="003ff62e" officeooo:paragraph-rsid="003ff62e"/>
    </style:style>
    <style:style style:name="P79" style:family="paragraph" style:parent-style-name="Text_20_body" style:list-style-name="L17"/>
    <style:style style:name="P80" style:family="paragraph" style:parent-style-name="Text_20_body" style:list-style-name="L17">
      <style:text-properties officeooo:rsid="0038234c" officeooo:paragraph-rsid="0038234c"/>
    </style:style>
    <style:style style:name="P81" style:family="paragraph" style:parent-style-name="Text_20_body" style:list-style-name="L17">
      <style:text-properties officeooo:rsid="0037a7ce" officeooo:paragraph-rsid="0038234c"/>
    </style:style>
    <style:style style:name="P82" style:family="paragraph" style:parent-style-name="Heading_20_1">
      <style:text-properties officeooo:rsid="0015b40d" officeooo:paragraph-rsid="0015b40d"/>
    </style:style>
    <style:style style:name="P83" style:family="paragraph" style:parent-style-name="Heading_20_1">
      <style:text-properties officeooo:rsid="0017dd4a" officeooo:paragraph-rsid="0017dd4a"/>
    </style:style>
    <style:style style:name="P84" style:family="paragraph" style:parent-style-name="Heading_20_1">
      <style:text-properties officeooo:paragraph-rsid="0037a7ce"/>
    </style:style>
    <style:style style:name="P85" style:family="paragraph" style:parent-style-name="Heading_20_1">
      <style:text-properties officeooo:rsid="007ba874" officeooo:paragraph-rsid="007ba874"/>
    </style:style>
    <style:style style:name="T1" style:family="text">
      <style:text-properties officeooo:rsid="00170e74"/>
    </style:style>
    <style:style style:name="T2" style:family="text">
      <style:text-properties officeooo:rsid="0017dd4a"/>
    </style:style>
    <style:style style:name="T3" style:family="text">
      <style:text-properties officeooo:rsid="0018ac02"/>
    </style:style>
    <style:style style:name="T4" style:family="text">
      <style:text-properties officeooo:rsid="001a7256"/>
    </style:style>
    <style:style style:name="T5" style:family="text">
      <style:text-properties officeooo:rsid="001b5765"/>
    </style:style>
    <style:style style:name="T6" style:family="text">
      <style:text-properties officeooo:rsid="001d3637"/>
    </style:style>
    <style:style style:name="T7" style:family="text">
      <style:text-properties officeooo:rsid="001e89e8"/>
    </style:style>
    <style:style style:name="T8" style:family="text">
      <style:text-properties officeooo:rsid="001f0a41"/>
    </style:style>
    <style:style style:name="T9" style:family="text">
      <style:text-properties officeooo:rsid="001f274f"/>
    </style:style>
    <style:style style:name="T10" style:family="text">
      <style:text-properties officeooo:rsid="002107dd"/>
    </style:style>
    <style:style style:name="T11" style:family="text">
      <style:text-properties officeooo:rsid="002285e4"/>
    </style:style>
    <style:style style:name="T12" style:family="text">
      <style:text-properties officeooo:rsid="0025c3c8"/>
    </style:style>
    <style:style style:name="T13" style:family="text">
      <style:text-properties officeooo:rsid="00291787"/>
    </style:style>
    <style:style style:name="T14" style:family="text">
      <style:text-properties officeooo:rsid="002a910b"/>
    </style:style>
    <style:style style:name="T15" style:family="text">
      <style:text-properties officeooo:rsid="002b46e8"/>
    </style:style>
    <style:style style:name="T16" style:family="text">
      <style:text-properties officeooo:rsid="002c6842"/>
    </style:style>
    <style:style style:name="T17" style:family="text">
      <style:text-properties officeooo:rsid="00329ead"/>
    </style:style>
    <style:style style:name="T18" style:family="text">
      <style:text-properties officeooo:rsid="00352e51"/>
    </style:style>
    <style:style style:name="T19" style:family="text">
      <style:text-properties officeooo:rsid="0036b5f4"/>
    </style:style>
    <style:style style:name="T20" style:family="text">
      <style:text-properties officeooo:rsid="0037a7ce"/>
    </style:style>
    <style:style style:name="T21" style:family="text">
      <style:text-properties officeooo:rsid="0038234c"/>
    </style:style>
    <style:style style:name="T22" style:family="text">
      <style:text-properties officeooo:rsid="0038d8c6"/>
    </style:style>
    <style:style style:name="T23" style:family="text">
      <style:text-properties officeooo:rsid="003a00bc"/>
    </style:style>
    <style:style style:name="T24" style:family="text">
      <style:text-properties officeooo:rsid="003abf9f"/>
    </style:style>
    <style:style style:name="T25" style:family="text">
      <style:text-properties officeooo:rsid="003c4e3b"/>
    </style:style>
    <style:style style:name="T26" style:family="text">
      <style:text-properties officeooo:rsid="003d7b27"/>
    </style:style>
    <style:style style:name="T27" style:family="text">
      <style:text-properties officeooo:rsid="003ef8dc"/>
    </style:style>
    <style:style style:name="T28" style:family="text">
      <style:text-properties officeooo:rsid="00408961"/>
    </style:style>
    <style:style style:name="T29" style:family="text">
      <style:text-properties officeooo:rsid="0042809c"/>
    </style:style>
    <style:style style:name="T30" style:family="text">
      <style:text-properties officeooo:rsid="0043b9e2"/>
    </style:style>
    <style:style style:name="T31" style:family="text">
      <style:text-properties officeooo:rsid="004473aa"/>
    </style:style>
    <style:style style:name="T32" style:family="text">
      <style:text-properties officeooo:rsid="0044e870"/>
    </style:style>
    <style:style style:name="T33" style:family="text">
      <style:text-properties officeooo:rsid="0046baf9"/>
    </style:style>
    <style:style style:name="T34" style:family="text">
      <style:text-properties officeooo:rsid="0049a580"/>
    </style:style>
    <style:style style:name="T35" style:family="text">
      <style:text-properties officeooo:rsid="004bb7d4"/>
    </style:style>
    <style:style style:name="T36" style:family="text">
      <style:text-properties officeooo:rsid="004c8ee8"/>
    </style:style>
    <style:style style:name="T37" style:family="text">
      <style:text-properties officeooo:rsid="004ceb51"/>
    </style:style>
    <style:style style:name="T38" style:family="text">
      <style:text-properties officeooo:rsid="004f882d"/>
    </style:style>
    <style:style style:name="T39" style:family="text">
      <style:text-properties officeooo:rsid="004fe88e"/>
    </style:style>
    <style:style style:name="T40" style:family="text">
      <style:text-properties officeooo:rsid="00505e6e"/>
    </style:style>
    <style:style style:name="T41" style:family="text">
      <style:text-properties officeooo:rsid="00518a5d"/>
    </style:style>
    <style:style style:name="T42" style:family="text">
      <style:text-properties officeooo:rsid="00535375"/>
    </style:style>
    <style:style style:name="T43" style:family="text">
      <style:text-properties officeooo:rsid="0055171e"/>
    </style:style>
    <style:style style:name="T44" style:family="text">
      <style:text-properties officeooo:rsid="00552031"/>
    </style:style>
    <style:style style:name="T45" style:family="text">
      <style:text-properties officeooo:rsid="005527c3"/>
    </style:style>
    <style:style style:name="T46" style:family="text">
      <style:text-properties officeooo:rsid="00566e6c"/>
    </style:style>
    <style:style style:name="T47" style:family="text">
      <style:text-properties officeooo:rsid="0056e1f6"/>
    </style:style>
    <style:style style:name="T48" style:family="text">
      <style:text-properties officeooo:rsid="0057b17c"/>
    </style:style>
    <style:style style:name="T49" style:family="text">
      <style:text-properties officeooo:rsid="005a34dd"/>
    </style:style>
    <style:style style:name="T50" style:family="text">
      <style:text-properties officeooo:rsid="005c012d"/>
    </style:style>
    <style:style style:name="T51" style:family="text">
      <style:text-properties officeooo:rsid="005dd34b"/>
    </style:style>
    <style:style style:name="T52" style:family="text">
      <style:text-properties officeooo:rsid="005fd2bd"/>
    </style:style>
    <style:style style:name="T53" style:family="text">
      <style:text-properties officeooo:rsid="00604030"/>
    </style:style>
    <style:style style:name="T54" style:family="text">
      <style:text-properties officeooo:rsid="0061807c"/>
    </style:style>
    <style:style style:name="T55" style:family="text">
      <style:text-properties officeooo:rsid="0062196f"/>
    </style:style>
    <style:style style:name="T56" style:family="text">
      <style:text-properties officeooo:rsid="0062eafc"/>
    </style:style>
    <style:style style:name="T57" style:family="text">
      <style:text-properties officeooo:rsid="00683a19"/>
    </style:style>
    <style:style style:name="T58" style:family="text">
      <style:text-properties officeooo:rsid="006914e4"/>
    </style:style>
    <style:style style:name="T59" style:family="text">
      <style:text-properties officeooo:rsid="006e040e"/>
    </style:style>
    <style:style style:name="T60" style:family="text">
      <style:text-properties officeooo:rsid="00715d84"/>
    </style:style>
    <style:style style:name="T61" style:family="text">
      <style:text-properties officeooo:rsid="0075b014"/>
    </style:style>
    <style:style style:name="T62" style:family="text">
      <style:text-properties officeooo:rsid="0076c838"/>
    </style:style>
    <style:style style:name="T63" style:family="text">
      <style:text-properties officeooo:rsid="00787295"/>
    </style:style>
    <style:style style:name="T64" style:family="text">
      <style:text-properties officeooo:rsid="007abe00"/>
    </style:style>
    <style:style style:name="T65" style:family="text">
      <style:text-properties officeooo:rsid="007e0763"/>
    </style:style>
    <style:style style:name="T66" style:family="text">
      <style:text-properties officeooo:rsid="00887171"/>
    </style:style>
    <style:style style:name="T67" style:family="text">
      <style:text-properties officeooo:rsid="008a254a"/>
    </style:style>
    <style:style style:name="T68" style:family="text">
      <style:text-properties officeooo:rsid="008bc12e"/>
    </style:style>
    <style:style style:name="T69" style:family="text">
      <style:text-properties officeooo:rsid="008d74e3"/>
    </style:style>
    <style:style style:name="T70" style:family="text">
      <style:text-properties officeooo:rsid="008ed93e"/>
    </style:style>
    <style:style style:name="T71" style:family="text">
      <style:text-properties officeooo:rsid="008ff2b3"/>
    </style:style>
    <style:style style:name="T72" style:family="text">
      <style:text-properties officeooo:rsid="0091af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mproved Linux Download Scripts</text:p>
      <text:p text:style-name="P37">by Hartmut Buhrmester</text:p>
      <text:h text:style-name="P82" text:outline-level="1">Introduction</text:h>
      <text:p text:style-name="P1">I like to introduce a complete rewrite of the Linux download <text:span text:style-name="T60">scripts</text:span> for the project WSUS Offline Update. The<text:span text:style-name="T1">se</text:span> scripts offer <text:span text:style-name="T17">many</text:span> improvements over the <text:span text:style-name="T62">legacy</text:span> script DownloadUpdates.sh:</text:p>
      <text:list xml:id="list8019031918709728710" text:style-name="L1">
        <text:list-item>
          <text:p text:style-name="P40">Separation of <text:span text:style-name="T17">a frontend and backend script</text:span></text:p>
          <text:p text:style-name="P41">The script update-generator.bash is used to interactively select the update, language and <text:span text:style-name="T38">download</text:span> options. The script download-updates.bash <text:span text:style-name="T38">fetches the selected updates </text:span>without any user interaction. This separation makes the structure of both files more straightforward.</text:p>
        </text:list-item>
        <text:list-item>
          <text:p text:style-name="P40">Highly modular approach</text:p>
          <text:p text:style-name="P39"><text:span text:style-name="T38">Both scripts are further split into libraries, common tasks, setup tasks and download tasks. Each script does one task only in the most straightforward manner. This resembles the flow of control and makes the scripts easily</text:span> expandable and <text:span text:style-name="T60">more maintainable</text:span>.</text:p>
        </text:list-item>
        <text:list-item>
          <text:p text:style-name="P42">Unified language settings</text:p>
          <text:p text:style-name="P42">There is no distinction between default languages, custom languages and update languages.</text:p>
          <text:p text:style-name="P42">User<text:span text:style-name="T18">s</text:span> <text:span text:style-name="T18">can</text:span> specify <text:span text:style-name="Emphasis">one</text:span> language on the command line, and then they will get downloads for <text:span text:style-name="T62">the specified</text:span> language <text:span text:style-name="T38">only</text:span>, and nothing more.</text:p>
        </text:list-item>
        <text:list-item>
          <text:p text:style-name="P41">Verification of downloaded files</text:p>
          <text:p text:style-name="P41">SHA-1 <text:span text:style-name="T18">hashes</text:span> are embedded into the filename of all security updates, as a <text:span text:style-name="T18">number</text:span> of 40 hexadecimal digits. These are compared to the checksums, <text:span text:style-name="T56">which are</text:span> calculated by hashdeep.</text:p>
          <text:p text:style-name="P42">The verification of digital file signatures with Sysinternals Sigcheck running under wine was tried, but it doesn't really work without the necessary root certificates.</text:p>
        </text:list-item>
        <text:list-item>
          <text:p text:style-name="P41">Compatibility</text:p>
          <text:p text:style-name="P41">The download script uses the same algorithms for calculating superseded and dynamic updates as the Windows script DownloadUpdates.cmd. The compliance with the Windows scripts can be tested with the scripts compare-integrity-database.bash and compare-update-tables.bash.</text:p>
        </text:list-item>
        <text:list-item>
          <text:p text:style-name="P41">Desktop integration</text:p>
          <text:p text:style-name="P42">Obsolete updates are not deleted immediately, but moved into the trash. GNOME and most other GTK+ based desktop environments use GVFS <text:span text:style-name="T22">to handle</text:span> the trash. The package trash-<text:soft-page-break/>cli can be used with other desktop environments or window managers. trash-cli should <text:span text:style-name="T60">also </text:span>work without any graphical environment.</text:p>
        </text:list-item>
        <text:list-item>
          <text:p text:style-name="P42">Self updates of WSUS Offline Update</text:p>
          <text:p text:style-name="P42">Both the setup and the download script check for new versions of WSUS Offline Update. They also handle updates of the <text:span text:style-name="T60">configuration</text:span> files in the static and exclude directories.</text:p>
        </text:list-item>
        <text:list-item>
          <text:p text:style-name="P42">Same day rules</text:p>
          <text:p text:style-name="P42">Same day rules are used to prevent the repeated evaluation of the same tasks in adjacent runs of the download script.</text:p>
        </text:list-item>
        <text:list-item>
          <text:p text:style-name="P43">Documentation</text:p>
          <text:p text:style-name="P43">There is even a <text:span text:style-name="T45">complete </text:span>documentation.</text:p>
        </text:list-item>
      </text:list>
      <text:h text:style-name="P83" text:outline-level="1">Compatibility</text:h>
      <text:p text:style-name="P2">The scripts <text:span text:style-name="T46">are only</text:span> tested <text:span text:style-name="T52">on</text:span>:</text:p>
      <text:list xml:id="list5736479276718770886" text:style-name="L2">
        <text:list-item>
          <text:p text:style-name="P45">Debian 7 oldstable/Wheezy</text:p>
        </text:list-item>
        <text:list-item>
          <text:p text:style-name="P45">Debian 8 stable/Jessie</text:p>
        </text:list-item>
        <text:list-item>
          <text:p text:style-name="P45">Debian 9 testing/Stretch</text:p>
        </text:list-item>
      </text:list>
      <text:p text:style-name="P2">Other Linux distributions should just work fine, if <text:span text:style-name="T3">the</text:span> needed applications <text:span text:style-name="T34">are installed </text:span>(see below).</text:p>
      <text:p text:style-name="P13"><text:span text:style-name="T2">FreeBSD may work, because it seems to use many GNU utilities. For example, the manual page for </text:span><text:span text:style-name="Emphasis"><text:span text:style-name="T2">grep</text:span></text:span><text:span text:style-name="T2"> refers to the </text:span>GNU Project. <text:span text:style-name="T3">The command readlink in FreeBSD seems to be compatible with that in Linux.</text:span></text:p>
      <text:list xml:id="list8272407679079634775" text:style-name="L3">
        <text:list-item>
          <text:p text:style-name="P46"><text:a xlink:type="simple" xlink:href="https://www.freebsd.org/cgi/man.cgi" text:style-name="Internet_20_link" text:visited-style-name="Visited_20_Internet_20_Link">https://www.freebsd.org/cgi/man.cgi</text:a> </text:p>
        </text:list-item>
      </text:list>
      <text:p text:style-name="P12"><text:span text:style-name="T2">Mac OS X (macOS) is different: it uses some GNU utilities, but they all stay at GPL v2. Everything with GPL v3 is shunned by Apple. This means, that the bash stays at version </text:span>3.2.53<text:span text:style-name="T2"> forever. This version should still be sufficient, because the scripts don’t use more recent features. Also, developing for a plain POSIX shell is not the answer, since this affects all other commands as well. For example, the command readlink in Mac OS X is </text:span><text:span text:style-name="Emphasis"><text:span text:style-name="T3">not</text:span></text:span><text:span text:style-name="T3"> compatible with the same command in Linux, and there are long discussions about this one utility:</text:span></text:p>
      <text:list xml:id="list1795080863109106502" text:style-name="L4">
        <text:list-item>
          <text:p text:style-name="P47"><text:a xlink:type="simple" xlink:href="https://stackoverflow.com/questions/1055671/how-can-i-get-the-behavior-of-gnus-readlink-f-on-a-mac" text:style-name="Internet_20_link" text:visited-style-name="Visited_20_Internet_20_Link">https://stackoverflow.com/questions/1055671/how-can-i-get-the-behavior-of-gnus-readlink-f-on-a-mac</text:a> </text:p>
        </text:list-item>
      </text:list>
      <text:h text:style-name="Heading_20_1" text:outline-level="1">Requirements</text:h>
      <text:p text:style-name="P3">The download script uses some additional <text:span text:style-name="T4">applications</text:span>, which <text:span text:style-name="T4">can usually be</text:span> installed from the repositories of the Linux distribution.</text:p>
      <text:h text:style-name="Heading_20_2" text:outline-level="2"><text:soft-page-break/>Required <text:span text:style-name="T6">applications</text:span></text:h>
      <text:list xml:id="list8827635663644050857" text:style-name="L5">
        <text:list-item>
          <text:p text:style-name="P50"><text:span text:style-name="Strong_20_Emphasis"><text:span text:style-name="T49">c</text:span></text:span><text:span text:style-name="Strong_20_Emphasis">abextract</text:span> is used to extract the file package.xml from the <text:span text:style-name="T4">WSUS catalog file.</text:span></text:p>
        </text:list-item>
        <text:list-item>
          <text:p text:style-name="P48"><text:span text:style-name="Strong_20_Emphasis"><text:span text:style-name="T51">XMLStarlet</text:span></text:span><text:span text:style-name="T4"> is used to extract information from the file package.xml, to calculate dynamic and superseded updates. It is provided by the package xmlstarlet.</text:span></text:p>
          <text:p text:style-name="P48"><text:span text:style-name="T50">Note, that the installed binary may be </text:span><text:span text:style-name="Source_20_Text"><text:span text:style-name="T4">/usr/bin/xmlstarlet</text:span></text:span><text:span text:style-name="T4"> in Debian and Red Hat, or </text:span><text:span text:style-name="Source_20_Text"><text:span text:style-name="T4">/usr/bin/xml</text:span></text:span><text:span text:style-name="T4"> in distributions, which use the unmodified upstream source from </text:span><text:a xlink:type="simple" xlink:href="http://xmlstar.sourceforge.net/" text:style-name="Internet_20_link" text:visited-style-name="Visited_20_Internet_20_Link"><text:span text:style-name="T4">http://xmlstar.sourceforge.net/</text:span></text:a><text:span text:style-name="T4"> directly. Despite such possible differences, the package name should always be </text:span><text:span text:style-name="Emphasis"><text:span text:style-name="T4">xmlstarlet</text:span></text:span><text:span text:style-name="T4">, and there never was a package </text:span><text:span text:style-name="Emphasis"><text:span text:style-name="T4">xml</text:span></text:span><text:span text:style-name="T4">.</text:span></text:p>
        </text:list-item>
        <text:list-item>
          <text:p text:style-name="P49"><text:span text:style-name="Strong_20_Emphasis"><text:span text:style-name="T49">wget</text:span></text:span><text:span text:style-name="T4"> is the standard interactive download utility for Linux. It should be installed by default in Linux distributions, but this may not be true for Mac OS X and other BSDs.</text:span></text:p>
        </text:list-item>
      </text:list>
      <text:list xml:id="list4726678008310328979" text:style-name="L6">
        <text:list-item>
          <text:p text:style-name="P51"><text:span text:style-name="Strong_20_Emphasis"><text:span text:style-name="T49">hashdeep</text:span></text:span><text:span text:style-name="T5"> is used to create an integrity database of the downloaded files. This allows a simple integrity check: For most security updates, the SHA-1 hash is embedded into the filename as a hexadecimal number of 40 digits. For example, if the filename is </text:span><text:span text:style-name="Source_20_Text"><text:span text:style-name="T5">ndp35sp1-kb958484-x64_e69006433c1006c53da651914dc8162bbdd80d41.exe</text:span></text:span><text:span text:style-name="T5">, then the SHA-1 hash of the file is </text:span><text:span text:style-name="Source_20_Text"><text:span text:style-name="T5">e69006433c1006c53da651914dc8162bbdd80d41</text:span></text:span><text:span text:style-name="T5">. After calculating the hashes with hashdeep, they can be easily compared to the expected values.</text:span></text:p>
        </text:list-item>
      </text:list>
      <text:list xml:id="list160708906839349" text:continue-list="list8827635663644050857" text:style-name="L5">
        <text:list-header>
          <text:p text:style-name="P52"><text:span text:style-name="T50">h</text:span>ashdeep is provided by the package <text:span text:style-name="Emphasis">hashdeep</text:span> in Debian 8 Jessie<text:span text:style-name="T52">-Backports</text:span> and newer. Previously, hashdeep was provided by the package <text:span text:style-name="Emphasis">md5deep</text:span>. <text:span text:style-name="T23">A general rule for other distributions would be to install the package hashdeep, if available, or install the package md5deep otherwise.</text:span></text:p>
          <text:p text:style-name="P54">Note, that the project moved from SourceForge <text:a xlink:type="simple" xlink:href="http://md5deep.sourceforge.net/" text:style-name="Internet_20_link" text:visited-style-name="Visited_20_Internet_20_Link">http://md5deep.sourceforge.net/</text:a> to GitHub <text:a xlink:type="simple" xlink:href="https://github.com/jessek/hashdeep" text:style-name="Internet_20_link" text:visited-style-name="Visited_20_Internet_20_Link">https://github.com/jessek/hashdeep</text:a> , and the project name changed from md5deep to <text:span text:style-name="T51">h</text:span>ashdeep. <text:span text:style-name="T51">The new package name in Debian 8 Jessie-Backports just reflects this move. Don’t get confused by old references.</text:span></text:p>
        </text:list-header>
      </text:list>
      <text:h text:style-name="Heading_20_2" text:outline-level="2">Recommended <text:span text:style-name="T6">applications</text:span></text:h>
      <text:list xml:id="list7032768211384578782" text:style-name="L7">
        <text:list-item>
          <text:p text:style-name="P53"><text:span text:style-name="Strong_20_Emphasis"><text:span text:style-name="T8">g</text:span></text:span><text:span text:style-name="Strong_20_Emphasis">vfs-trash</text:span> or <text:span text:style-name="Strong_20_Emphasis">trash-put</text:span> <text:span text:style-name="T12">can be used to move old files into the trash, rather than deleting them directly</text:span>.</text:p>
          <text:p text:style-name="P55"><text:span text:style-name="T7">The virtual file system </text:span>GVFS <text:span text:style-name="T7">is used by GNOME and other GTK+ based desktop environments. gvfs-trash is provided by the package gvfs-bin in Debian.</text:span></text:p>
          <text:p text:style-name="P55"><text:span text:style-name="T8">trash-put is provided by the package trash-cli. These are Python scripts, which implement the </text:span>FreeDesktop.org<text:span text:style-name="T7"> Trash specification. They can be used with other desktop environments and window managers, and they should also work without any graphical user interface.</text:span></text:p>
          <text:p text:style-name="P57">The local trash directory <text:span text:style-name="T40">is</text:span> <text:span text:style-name="Source_20_Text">$HOME/.local/share/Trash/</text:span>.</text:p>
          <text:p text:style-name="P58"><text:soft-page-break/>Creating a trash <text:span text:style-name="T46">directory</text:span> on external drives requires sufficient rights. <text:span text:style-name="T9">It will be an invisible directory </text:span><text:span text:style-name="Source_20_Text"><text:span text:style-name="T9">.Trash-1000</text:span></text:span><text:span text:style-name="T9"> at the root level of the drive. The number 1000 is the user ID of the first regular user on Debian. It will be <text:s/></text:span><text:span text:style-name="Source_20_Text"><text:span text:style-name="T9">.Trash-500</text:span></text:span><text:span text:style-name="T9"> on Fedora.</text:span></text:p>
        </text:list-item>
      </text:list>
      <text:h text:style-name="Heading_20_2" text:outline-level="2">Optional applications</text:h>
      <text:list xml:id="list160710160275516" text:continue-numbering="true" text:style-name="L7">
        <text:list-item>
          <text:p text:style-name="P59"><text:span text:style-name="Strong_20_Emphasis">Aria2</text:span> features multiple connections, to speed <text:span text:style-name="T8">up </text:span>the download of large files. The time stamping <text:span text:style-name="T6">feature</text:span> <text:span text:style-name="T39">of Aria2</text:span> <text:span text:style-name="T12">should </text:span>work better than <text:span text:style-name="T59">that of</text:span> Wget <text:span text:style-name="T6">1.16 and lower.</text:span></text:p>
          <text:p text:style-name="P56"><text:span text:style-name="T5">Wget 1.16 always uses </text:span><text:span text:style-name="Emphasis"><text:span text:style-name="T5">two</text:span></text:span><text:span text:style-name="T5"> queries for each download: a HEAD query to get information about the remote file, and a GET query to download the file if it is newer than the local file. Wget 1.16 also downloads a file again, whenever the file size changes, regardless of the file modification date. In a content delivery network, and with files which change very often like the virus definition files, this may lead to all kinds of strange behavior.</text:span></text:p>
          <text:p text:style-name="P60">Aria2 <text:span text:style-name="T23">only </text:span>uses <text:span text:style-name="Emphasis">one</text:span> GET query, along with a conditional header IF-Modified-Since. Then the server can decide, if the <text:span text:style-name="T46">server </text:span>file is newer than the local file <text:span text:style-name="T7">and should be downloaded</text:span>.</text:p>
          <text:p text:style-name="P60">Wget 1.18 in Debian 9 testing/Stretch uses the same approach as Aria2 for time stamping.</text:p>
          <text:p text:style-name="P61">Note, that the application Aria2 is provided by the package aria2 in Debian, but the installed binary is <text:span text:style-name="Source_20_Text">/usr/bin/aria2c</text:span>.</text:p>
          <text:p text:style-name="P62">If you like to use Aria2, change the search order in the file preferences.bash to:</text:p>
          <text:p text:style-name="P62"><text:span text:style-name="Source_20_Text">supported_downloaders="aria2c wget"</text:span></text:p>
        </text:list-item>
        <text:list-item>
          <text:p text:style-name="P63"><text:span text:style-name="Strong_20_Emphasis">wine</text:span> can be used to run Sysinternals Sigcheck on Linux. This could be used to validate digital file signatures, but it doesn’t work so far. See a discussion below in the chapter <text:span text:style-name="Citation">Validation of downloaded files</text:span>.</text:p>
        </text:list-item>
        <text:list-item>
          <text:p text:style-name="P64"><text:span text:style-name="Strong_20_Emphasis">rsync</text:span> is used by the optional script 70-synchronize-with-target.bash, to synchronize the client directory with another directory, for example on a USB drive.</text:p>
        </text:list-item>
      </text:list>
      <text:h text:style-name="Heading_20_1" text:outline-level="1">Downloads</text:h>
      <text:p text:style-name="P4">The archive and a correspondin<text:span text:style-name="T10">g</text:span> hashdeep checksum file are available at:</text:p>
      <text:p text:style-name="P29"><text:a xlink:type="simple" xlink:href="http://downloads.hartmut-buhrmester.de/" text:style-name="Internet_20_link" text:visited-style-name="Visited_20_Internet_20_Link">http://downloads.hartmut-buhrmester.de/</text:a> </text:p>
      <text:p text:style-name="P5">To check the <text:span text:style-name="T11">downloaded</text:span> archive, use the command:</text:p>
      <text:p text:style-name="Text_20_body"><text:span text:style-name="Source_20_Text">hashdeep -a -v -v -l -k hashes.txt archive.tar.gz</text:span></text:p>
      <text:h text:style-name="Heading_20_1" text:outline-level="1">Installation</text:h>
      <text:p text:style-name="P5">Extract the archive to the wsusoffline directory. This should create a new directory <text:span text:style-name="Source_20_Text">wsusoffline/sh-new/</text:span> along the existing directory <text:span text:style-name="Source_20_Text">wsusoffline/sh/</text:span>.</text:p>
      <text:p text:style-name="P5"><text:soft-page-break/>Note: <text:span text:style-name="T63">Please be sure to preserve the file modification dates at all steps, because this is needed for intermediate updates of the configuration files.</text:span> <text:span text:style-name="T63">I</text:span>f you need to copy the wsusoffline directory, <text:span text:style-name="T64">you could use</text:span> <text:span text:style-name="Source_20_Text"><text:span text:style-name="T11">c</text:span></text:span><text:span text:style-name="Source_20_Text">p -</text:span><text:span text:style-name="Source_20_Text"><text:span text:style-name="T64">-</text:span></text:span><text:span text:style-name="Source_20_Text">a</text:span><text:span text:style-name="Source_20_Text"><text:span text:style-name="T64">rchive</text:span></text:span> or <text:span text:style-name="Source_20_Text"><text:span text:style-name="T11">c</text:span></text:span><text:span text:style-name="Source_20_Text">p -</text:span><text:span text:style-name="Source_20_Text"><text:span text:style-name="T64">-</text:span></text:span><text:span text:style-name="Source_20_Text">p</text:span><text:span text:style-name="Source_20_Text"><text:span text:style-name="T64">reserve</text:span></text:span>.</text:p>
      <text:h text:style-name="Heading_20_1" text:outline-level="1">Configuration</text:h>
      <text:p text:style-name="P32">The download scripts don’t need an initial configuration. You can, however, <text:span text:style-name="T66">edit</text:span> some permanent settings in the file preferences.bash:</text:p>
      <text:list xml:id="list6846569198457444001" text:style-name="L8">
        <text:list-item>
          <text:p text:style-name="P66">The preferred download utility: Wget or Aria2</text:p>
        </text:list-item>
        <text:list-item>
          <text:p text:style-name="P65"><text:span text:style-name="T11">Proxy servers can be set in the file preferences.bash, but there are more ways to do so: Desktop environments like GNOME and KDE may maintain their own settings for proxy servers. You can also define them as environment variables in the file </text:span><text:span text:style-name="Source_20_Text"><text:span text:style-name="T11">~/.profile</text:span></text:span><text:span text:style-name="T11"> or edit the settings files for the download utilities Wget and Aria2.</text:span></text:p>
        </text:list-item>
        <text:list-item>
          <text:p text:style-name="P67">Set the option <text:span text:style-name="Source_20_Text">include_win_glb</text:span> to <text:span text:style-name="Citation">disabled</text:span>, if you don’t need Silverlight.</text:p>
        </text:list-item>
      </text:list>
      <text:h text:style-name="Heading_20_2" text:outline-level="2">Monthly quality versus security-only updates</text:h>
      <text:p text:style-name="P34">By default, WSUS Offline Update downloads and installs <text:span text:style-name="T70">the full monthly</text:span> <text:span text:style-name="Emphasis"><text:span text:style-name="T67">quality</text:span></text:span><text:span text:style-name="T67"> update rollups for Windows 7 and Windows Server 2008 R2, Windows Server 2012, Windows 8.1 and Windows Server 2012 R2. To prefer </text:span><text:span text:style-name="Emphasis"><text:span text:style-name="T67">security-only</text:span></text:span><text:span text:style-name="T67"> update rollups, change the option </text:span><text:span text:style-name="Source_20_Text"><text:span text:style-name="T67">prefer_seconly</text:span></text:span><text:span text:style-name="T67"> to </text:span><text:span text:style-name="Citation"><text:span text:style-name="T67">enabled</text:span></text:span><text:span text:style-name="T67"> in the file preferences.bash.</text:span></text:p>
      <text:p text:style-name="P34">The switch <text:span text:style-name="T70">from </text:span><text:span text:style-name="Emphasis"><text:span text:style-name="T70">quality</text:span></text:span><text:span text:style-name="T70"> </text:span>to the <text:span text:style-name="Emphasis">security-only</text:span> updates <text:span text:style-name="T68">uses</text:span> two sets of configuration files. The files</text:p>
      <text:p text:style-name="Preformatted_20_Text">../client/exclude/HideList-seconly.txt</text:p>
      <text:p text:style-name="Preformatted_20_Text">../client/exclude/custom/HideList-seconly.txt</text:p>
      <text:p text:style-name="Preformatted_20_Text"/>
      <text:p text:style-name="P33">exclude the month<text:span text:style-name="T67">ly </text:span><text:span text:style-name="Emphasis"><text:span text:style-name="T67">quality</text:span></text:span><text:span text:style-name="T67"> updates from download, while the files</text:span></text:p>
      <text:p text:style-name="Preformatted_20_Text">../client/static/StaticUpdateIds-w61-seconly.txt</text:p>
      <text:p text:style-name="Preformatted_20_Text">../client/static/StaticUpdateIds-w62-seconly.txt</text:p>
      <text:p text:style-name="Preformatted_20_Text">../client/static/StaticUpdateIds-w63-seconly.txt</text:p>
      <text:p text:style-name="Preformatted_20_Text">../client/static/custom/StaticUpdateIds-w61-seconly.txt</text:p>
      <text:p text:style-name="Preformatted_20_Text">../client/static/custom/StaticUpdateIds-w62-seconly.txt</text:p>
      <text:p text:style-name="Preformatted_20_Text">../client/static/custom/StaticUpdateIds-w63-seconly.txt</text:p>
      <text:p text:style-name="Preformatted_20_Text"/>
      <text:p text:style-name="P35"><text:span text:style-name="T70">include</text:span> the <text:span text:style-name="Emphasis">security-only</text:span> update rollups <text:span text:style-name="T70">in</text:span> download and installation. The files in the directories <text:span text:style-name="Source_20_Text"><text:span text:style-name="T66">../client/</text:span></text:span><text:span text:style-name="Source_20_Text">exclude</text:span><text:span text:style-name="T66"> </text:span>and <text:span text:style-name="Source_20_Text">../client/static</text:span> are maintained by the author of WSUS Offline Update. They <text:span text:style-name="T69">can</text:span> be replaced at any time. Their counterparts in the directories <text:span text:style-name="Source_20_Text"><text:span text:style-name="T66">../client/exclude/custom</text:span></text:span><text:span text:style-name="T66"> </text:span>and <text:span text:style-name="Source_20_Text">../client/static/custom</text:span> can be created<text:span text:style-name="T68"> </text:span>for manual customization.</text:p>
      <text:p text:style-name="P36">Overviews for the <text:span text:style-name="Emphasis">qual</text:span><text:span text:style-name="Emphasis"><text:span text:style-name="T71">i</text:span></text:span><text:span text:style-name="Emphasis">ty</text:span> and <text:span text:style-name="Emphasis">security-only</text:span> <text:span text:style-name="T69">update rollups </text:span>can be found at Microsoft:</text:p>
      <text:list xml:id="list1377363462889531074" text:style-name="L9">
        <text:list-item>
          <text:p text:style-name="P68"><text:a xlink:type="simple" xlink:href="https://support.microsoft.com/en-us/help/22801/windows-7-and-windows-server-2008-r2-update-history" text:style-name="Internet_20_link" text:visited-style-name="Visited_20_Internet_20_Link">Windows 7 SP1 and Windows Server 2008 R2 SP1 update history</text:a> </text:p>
        </text:list-item>
        <text:list-item>
          <text:p text:style-name="P68"><text:a xlink:type="simple" xlink:href="https://support.microsoft.com/en-us/help/22811/windows-server-2012-update-history" text:style-name="Internet_20_link" text:visited-style-name="Visited_20_Internet_20_Link">Windows Server 2012 update history</text:a> </text:p>
        </text:list-item>
        <text:list-item>
          <text:p text:style-name="P68"><text:soft-page-break/><text:a xlink:type="simple" xlink:href="https://support.microsoft.com/en-us/help/24717/windows-8-1-windows-server-2012-r2-update-history" text:style-name="Internet_20_link" text:visited-style-name="Visited_20_Internet_20_Link">Windows 8.1 and Windows Server 2012 R2 update history</text:a> </text:p>
        </text:list-item>
        <text:list-item>
          <text:p text:style-name="P68"><text:a xlink:type="simple" xlink:href="https://blogs.msdn.microsoft.com/dotnet/2016/10/11/net-framework-monthly-rollups-explained/" text:style-name="Internet_20_link" text:visited-style-name="Visited_20_Internet_20_Link">.NET Framework Monthly Rollups Explained</text:a> </text:p>
        </text:list-item>
        <text:list-item>
          <text:p text:style-name="P68"><text:a xlink:type="simple" xlink:href="https://blogs.msdn.microsoft.com/dotnet/2016/12/13/net-framework-december-monthly-rollup-is-now-available/" text:style-name="Internet_20_link" text:visited-style-name="Visited_20_Internet_20_Link">.NET Framework December Monthly Rollup is Now Available</text:a> </text:p>
        </text:list-item>
      </text:list>
      <text:h text:style-name="Heading_20_2" text:outline-level="2">Viewing progress with wget</text:h>
      <text:p text:style-name="P31">With GNU Wget 1.16 and lower, all messages are written to the log file. There <text:span text:style-name="T65">is</text:span> no progress indicator in the terminal window, in which the script is run. It is recommended to open another terminal window and view the progress with:</text:p>
      <text:p text:style-name="P31"><text:span text:style-name="Source_20_Text">tail -F ../log/download.log</text:span></text:p>
      <text:p text:style-name="P31">With GNU Wget 1.18, you can use the option <text:span text:style-name="Source_20_Text">--show-progress</text:span> to display a progress bar in the terminal window, while the rest of the output is written to the log file. This option must be manually added to the configuration variable <text:span text:style-name="Source_20_Text">wget_common_options</text:span> in the file <text:span text:style-name="Source_20_Text">30-configure-downloaders.bash</text:span>.</text:p>
      <text:h text:style-name="Heading_20_1" text:outline-level="1">Usage</text:h>
      <text:p text:style-name="P19"><text:span text:style-name="T40">New users should just run the</text:span> script update-generator.bash to interactively set up the download. This script doesn’t have any command-line options. <text:span text:style-name="T40">Just run it as:</text:span></text:p>
      <text:p text:style-name="P19"><text:span text:style-name="Source_20_Text">./update-generator.bash</text:span></text:p>
      <text:p text:style-name="P18">After selecting the update, language and optional downloads, the setup script show<text:span text:style-name="T40">s</text:span> the <text:span text:style-name="T30">download </text:span>command <text:span text:style-name="T46">for confirmation</text:span>, and <text:span text:style-name="T53">then</text:span> pass<text:span text:style-name="T40">es</text:span> execution to the download script.</text:p>
      <text:p text:style-name="P28">The script download-updates.bash is meant to run without any user interaction. It may ask once for confirmation, if there is a new version of WSUS Offline Update available, but this question defaults to “no” after a few seconds. Thus, the download script can be fully automated.</text:p>
      <text:p text:style-name="P6">The command-line options for the download script are:</text:p>
      <text:p text:style-name="Preformatted_20_Text">download-updates.bash: Download updates for Microsoft Windows and Office</text:p>
      <text:p text:style-name="Preformatted_20_Text"/>
      <text:p text:style-name="Preformatted_20_Text">Usage: ./download-updates.bash &lt;update&gt; &lt;language&gt; [&lt;options&gt;...]</text:p>
      <text:p text:style-name="Preformatted_20_Text"/>
      <text:p text:style-name="Preformatted_20_Text">&lt;update&gt;</text:p>
      <text:p text:style-name="Preformatted_20_Text"><text:s text:c="4"/>w60 | w60-x64 | w61 | w61-x64 | w62-x64 | w63 | w63-x64 | w100 | w100-x64 |</text:p>
      <text:p text:style-name="Preformatted_20_Text"><text:s text:c="4"/>o2k7 | o2k10 | o2k10-x64 | o2k13 | o2k13-x64 | o2k16 | o2k16-x64</text:p>
      <text:p text:style-name="Preformatted_20_Text"/>
      <text:p text:style-name="Preformatted_20_Text">&lt;language&gt;</text:p>
      <text:p text:style-name="Preformatted_20_Text"><text:s text:c="4"/>deu | enu | ara | chs | cht | csy | dan | nld | fin | fra | ell | heb |</text:p>
      <text:p text:style-name="Preformatted_20_Text"><text:s text:c="4"/>hun | ita | jpn | kor | nor | plk | ptg | ptb | rus | esn | sve | trk</text:p>
      <text:p text:style-name="Preformatted_20_Text"/>
      <text:p text:style-name="Preformatted_20_Text">&lt;options&gt;</text:p>
      <text:p text:style-name="Preformatted_20_Text"><text:s text:c="2"/>* for Windows Vista (w60 | w60-x64):</text:p>
      <text:p text:style-name="Preformatted_20_Text"><text:s text:c="4"/>-includesp -includecpp -includedotnet -includewddef -includemsse</text:p>
      <text:p text:style-name="Preformatted_20_Text"><text:s text:c="2"/>* for Windows 7 (w61 | w61-x64):</text:p>
      <text:p text:style-name="Preformatted_20_Text"><text:s text:c="4"/>-includesp -includecpp -includedotnet -includewddef -includemsse</text:p>
      <text:p text:style-name="Preformatted_20_Text"><text:s text:c="2"/>* for Windows 8 - 10 (w62-x64 | w63 | w63-x64 | w100 | w100-x64):</text:p>
      <text:p text:style-name="Preformatted_20_Text"><text:soft-page-break/><text:s text:c="4"/>-includesp -includecpp -includedotnet -includewddefs8</text:p>
      <text:p text:style-name="Preformatted_20_Text"><text:s text:c="2"/>* for all Office updates:</text:p>
      <text:p text:style-name="Preformatted_20_Text"><text:s text:c="4"/>-includesp</text:p>
      <text:p text:style-name="Preformatted_20_Text"/>
      <text:p text:style-name="Preformatted_20_Text"/>
      <text:p text:style-name="Preformatted_20_Text">Description of the parameter &lt;update&gt;</text:p>
      <text:p text:style-name="Preformatted_20_Text"/>
      <text:p text:style-name="Preformatted_20_Text"><text:s text:c="4"/>Parameter <text:s text:c="3"/>Description</text:p>
      <text:p text:style-name="Preformatted_20_Text"><text:s text:c="4"/>w60 <text:s text:c="9"/>Windows Vista, 32-bit</text:p>
      <text:p text:style-name="Preformatted_20_Text"><text:s text:c="4"/>w60-x64 <text:s text:c="5"/>Windows Vista / Server 2008, 64-bit</text:p>
      <text:p text:style-name="Preformatted_20_Text"><text:s text:c="4"/>w61 <text:s text:c="9"/>Windows 7, 32-bit</text:p>
      <text:p text:style-name="Preformatted_20_Text"><text:s text:c="4"/>w61-x64 <text:s text:c="5"/>Windows 7 / Server 2008 R2, 64-bit</text:p>
      <text:p text:style-name="Preformatted_20_Text"><text:s text:c="4"/>w62-x64 <text:s text:c="5"/>Windows Server 2012, 64-bit</text:p>
      <text:p text:style-name="Preformatted_20_Text"><text:s text:c="4"/>w63 <text:s text:c="9"/>Windows 8.1, 32-bit</text:p>
      <text:p text:style-name="Preformatted_20_Text"><text:s text:c="4"/>w63-x64 <text:s text:c="5"/>Windows 8.1 / Server 2012 R2, 64-bit</text:p>
      <text:p text:style-name="Preformatted_20_Text"><text:s text:c="4"/>w100 <text:s text:c="8"/>Windows 10, 32-bit</text:p>
      <text:p text:style-name="Preformatted_20_Text"><text:s text:c="4"/>w100-x64 <text:s text:c="4"/>Windows 10 / Server 2016, 64-bit</text:p>
      <text:p text:style-name="Preformatted_20_Text"><text:s text:c="4"/>o2k7 <text:s text:c="8"/>Office 2007, 32-bit</text:p>
      <text:p text:style-name="Preformatted_20_Text"><text:s text:c="4"/>o2k10 <text:s text:c="7"/>Office 2010, 32-bit</text:p>
      <text:p text:style-name="Preformatted_20_Text"><text:s text:c="4"/>o2k10-x64 <text:s text:c="3"/>Office 2010, 32-bit and 64-bit</text:p>
      <text:p text:style-name="Preformatted_20_Text"><text:s text:c="4"/>o2k13 <text:s text:c="7"/>Office 2013, 32-bit</text:p>
      <text:p text:style-name="Preformatted_20_Text"><text:s text:c="4"/>o2k13-x64 <text:s text:c="3"/>Office 2013, 32-bit and 64-bit</text:p>
      <text:p text:style-name="Preformatted_20_Text"><text:s text:c="4"/>o2k16 <text:s text:c="7"/>Office 2016, 32-bit</text:p>
      <text:p text:style-name="Preformatted_20_Text"><text:s text:c="4"/>o2k16-x64 <text:s text:c="3"/>Office 2016, 32-bit and 64-bit</text:p>
      <text:p text:style-name="Preformatted_20_Text"/>
      <text:p text:style-name="Preformatted_20_Text"/>
      <text:p text:style-name="Preformatted_20_Text">Description of the parameter &lt;language&gt;</text:p>
      <text:p text:style-name="Preformatted_20_Text"/>
      <text:p text:style-name="Preformatted_20_Text"><text:s text:c="4"/>Parameter <text:s/>Locale <text:s/>Language</text:p>
      <text:p text:style-name="Preformatted_20_Text"><text:s text:c="4"/>deu <text:s text:c="7"/>de <text:s text:c="5"/>German</text:p>
      <text:p text:style-name="Preformatted_20_Text"><text:s text:c="4"/>enu <text:s text:c="7"/>en <text:s text:c="5"/>English</text:p>
      <text:p text:style-name="Preformatted_20_Text"><text:s text:c="4"/>ara <text:s text:c="7"/>ar <text:s text:c="5"/>Arabic</text:p>
      <text:p text:style-name="Preformatted_20_Text"><text:s text:c="4"/>chs <text:s text:c="7"/>zh-cn <text:s text:c="2"/>Chinese (Simplified)</text:p>
      <text:p text:style-name="Preformatted_20_Text"><text:s text:c="4"/>cht <text:s text:c="7"/>zh-tw <text:s text:c="2"/>Chinese (Traditional)</text:p>
      <text:p text:style-name="Preformatted_20_Text"><text:s text:c="4"/>csy <text:s text:c="7"/>cs <text:s text:c="5"/>Czech</text:p>
      <text:p text:style-name="Preformatted_20_Text"><text:s text:c="4"/>dan <text:s text:c="7"/>da <text:s text:c="5"/>Danish</text:p>
      <text:p text:style-name="Preformatted_20_Text"><text:s text:c="4"/>nld <text:s text:c="7"/>nl <text:s text:c="5"/>Dutch</text:p>
      <text:p text:style-name="Preformatted_20_Text"><text:s text:c="4"/>fin <text:s text:c="7"/>fi <text:s text:c="5"/>Finnish</text:p>
      <text:p text:style-name="Preformatted_20_Text"><text:s text:c="4"/>fra <text:s text:c="7"/>fr <text:s text:c="5"/>French</text:p>
      <text:p text:style-name="Preformatted_20_Text"><text:s text:c="4"/>ell <text:s text:c="7"/>el <text:s text:c="5"/>Greek</text:p>
      <text:p text:style-name="Preformatted_20_Text"><text:s text:c="4"/>heb <text:s text:c="7"/>he <text:s text:c="5"/>Hebrew</text:p>
      <text:p text:style-name="Preformatted_20_Text"><text:s text:c="4"/>hun <text:s text:c="7"/>hu <text:s text:c="5"/>Hungarian</text:p>
      <text:p text:style-name="Preformatted_20_Text"><text:s text:c="4"/>ita <text:s text:c="7"/>it <text:s text:c="5"/>Italian</text:p>
      <text:p text:style-name="Preformatted_20_Text"><text:s text:c="4"/>jpn <text:s text:c="7"/>ja <text:s text:c="5"/>Japanese</text:p>
      <text:p text:style-name="Preformatted_20_Text"><text:s text:c="4"/>kor <text:s text:c="7"/>ko <text:s text:c="5"/>Korean</text:p>
      <text:p text:style-name="Preformatted_20_Text"><text:s text:c="4"/>nor <text:s text:c="7"/>no <text:s text:c="5"/>Norwegian</text:p>
      <text:p text:style-name="Preformatted_20_Text"><text:s text:c="4"/>plk <text:s text:c="7"/>pl <text:s text:c="5"/>Polish</text:p>
      <text:p text:style-name="Preformatted_20_Text"><text:s text:c="4"/>ptg <text:s text:c="7"/>pt <text:s text:c="5"/>Portuguese</text:p>
      <text:p text:style-name="Preformatted_20_Text"><text:s text:c="4"/>ptb <text:s text:c="7"/>pt-br <text:s text:c="2"/>Portuguese (Bra<text:span text:style-name="T72">z</text:span>il)</text:p>
      <text:p text:style-name="Preformatted_20_Text"><text:s text:c="4"/>rus <text:s text:c="7"/>ru <text:s text:c="5"/>Russian</text:p>
      <text:p text:style-name="Preformatted_20_Text"><text:s text:c="4"/>esn <text:s text:c="7"/>es <text:s text:c="5"/>Spanish</text:p>
      <text:p text:style-name="Preformatted_20_Text"><text:s text:c="4"/>sve <text:s text:c="7"/>sv <text:s text:c="5"/>Swedish</text:p>
      <text:p text:style-name="Preformatted_20_Text"><text:s text:c="4"/>trk <text:s text:c="7"/>tr <text:s text:c="5"/>Turkish</text:p>
      <text:p text:style-name="Preformatted_20_Text"/>
      <text:p text:style-name="Preformatted_20_Text"/>
      <text:p text:style-name="Preformatted_20_Text">Description of the download options</text:p>
      <text:p text:style-name="Preformatted_20_Text"/>
      <text:p text:style-name="Preformatted_20_Text"><text:s text:c="3"/>-includesp</text:p>
      <text:p text:style-name="Preformatted_20_Text"><text:s text:c="8"/>Include Service Packs</text:p>
      <text:p text:style-name="Preformatted_20_Text"/>
      <text:p text:style-name="Preformatted_20_Text"><text:s text:c="3"/>-includecpp</text:p>
      <text:p text:style-name="Preformatted_20_Text"><text:soft-page-break/><text:s text:c="8"/>Include Visual C++ runtime libraries</text:p>
      <text:p text:style-name="Preformatted_20_Text"/>
      <text:p text:style-name="Preformatted_20_Text"><text:s text:c="3"/>-includedotnet</text:p>
      <text:p text:style-name="Preformatted_20_Text"><text:s text:c="8"/>Include .NET Frameworks: localized installation files and updates</text:p>
      <text:p text:style-name="Preformatted_20_Text"/>
      <text:p text:style-name="Preformatted_20_Text"><text:s text:c="3"/>-includewddefs</text:p>
      <text:p text:style-name="Preformatted_20_Text"><text:s text:c="8"/>Virus definition files for Windows Vista and 7. These virus</text:p>
      <text:p text:style-name="Preformatted_20_Text"><text:s text:c="8"/>definition updates are only for the original Windows Defender,</text:p>
      <text:p text:style-name="Preformatted_20_Text"><text:s text:c="8"/>which was included in Windows Vista and 7.</text:p>
      <text:p text:style-name="Preformatted_20_Text"/>
      <text:p text:style-name="Preformatted_20_Text"><text:s text:c="3"/>-includemsse</text:p>
      <text:p text:style-name="Preformatted_20_Text"><text:s text:c="8"/>Microsoft Security Essentials: localized installation files and</text:p>
      <text:p text:style-name="Preformatted_20_Text"><text:s text:c="8"/>virus definition updates. Microsoft Security Essentials is an</text:p>
      <text:p text:style-name="Preformatted_20_Text"><text:s text:c="8"/>optional installation for Windows Vista and 7.</text:p>
      <text:p text:style-name="Preformatted_20_Text"/>
      <text:p text:style-name="Preformatted_20_Text"><text:s text:c="3"/>-includewddefs8</text:p>
      <text:p text:style-name="Preformatted_20_Text"><text:s text:c="8"/>Virus definition files for Windows 8 and higher. These are</text:p>
      <text:p text:style-name="Preformatted_20_Text"><text:s text:c="8"/>the same virus definition updates as for Microsoft Security</text:p>
      <text:p text:style-name="Preformatted_20_Text"><text:s text:c="8"/>Essentials, but without the localized installers.</text:p>
      <text:p text:style-name="Preformatted_20_Text"/>
      <text:p text:style-name="P24">This description is also available in the file usage.txt and at the top of the download script itself.</text:p>
      <text:h text:style-name="Heading_20_1" text:outline-level="1">Language settings <text:span text:style-name="T13">in the Windows scripts</text:span></text:h>
      <text:p text:style-name="P6">The language settings for the Windows script DownloadUpdates.cmd are quite complicated, as it differentiates between <text:span text:style-name="Emphasis">default</text:span> languages, <text:span text:style-name="Emphasis">custom</text:span> languages, and <text:span text:style-name="Emphasis">update</text:span> languages.</text:p>
      <text:p text:style-name="P7">All Windows versions since Windows Vista are considered to be “global”, but they still include some localized installation files for:</text:p>
      <text:list xml:id="list5758914746882689292" text:style-name="L10">
        <text:list-item>
          <text:p text:style-name="P69">Internet Explorer 9 on Windows Vista</text:p>
        </text:list-item>
        <text:list-item>
          <text:p text:style-name="P69">Internet Explorer 11 on Windows 7</text:p>
        </text:list-item>
        <text:list-item>
          <text:p text:style-name="P69">.NET Framework language packs</text:p>
        </text:list-item>
        <text:list-item>
          <text:p text:style-name="P69">Microsoft Security Essentials (MSSE)</text:p>
        </text:list-item>
      </text:list>
      <text:p text:style-name="P7"><text:span text:style-name="T47">By default</text:span>, WSUS Offline Update downloads<text:span text:style-name="T28"> these files in</text:span> the two most often used languages, German and English. Therefore, the supposedly global file StaticDownloadLinks-dotnet-x64-glb.txt just contains one German language pack. <text:span text:style-name="T13">Other languages can be added as </text:span><text:span text:style-name="Citation"><text:span text:style-name="T13">custom languages</text:span></text:span><text:span text:style-name="T13">.</text:span></text:p>
      <text:p text:style-name="P8">Handling these languages requires <text:span text:style-name="T14">at least </text:span>four additional scripts:</text:p>
      <text:p text:style-name="Preformatted_20_Text">AddCustomLanguageSupport.cmd</text:p>
      <text:p text:style-name="Preformatted_20_Text">RemoveCustomLanguageSupport.cmd</text:p>
      <text:p text:style-name="Preformatted_20_Text">RemoveEnglishLanguageSupport.cmd</text:p>
      <text:p text:style-name="Preformatted_20_Text">RemoveGermanLanguageSupport.cmd</text:p>
      <text:p text:style-name="Preformatted_20_Text"/>
      <text:p text:style-name="P18">But this turne<text:span text:style-name="T61">d</text:span> out to be quite complicated for both users and other developers.</text:p>
      <text:h text:style-name="Heading_20_1" text:outline-level="1">A unified approach for language settings</text:h>
      <text:p text:style-name="P8"><text:span text:style-name="T53">The new Linux scripts use</text:span> <text:span text:style-name="T14">a unified approach:</text:span></text:p>
      <text:list xml:id="list4298424219997055951" text:style-name="L11">
        <text:list-item>
          <text:p text:style-name="P70"><text:soft-page-break/>The default languages German and English are removed from the global static download files on the first run.</text:p>
        </text:list-item>
        <text:list-item>
          <text:p text:style-name="P70">Users must always specify one <text:span text:style-name="T53">real </text:span>language <text:span text:style-name="T55">like </text:span><text:span text:style-name="Citation"><text:span text:style-name="T55">deu</text:span></text:span><text:span text:style-name="T55"> or </text:span><text:span text:style-name="Citation"><text:span text:style-name="T55">enu</text:span></text:span><text:span text:style-name="T55"> </text:span>on the command line; the placeholder <text:span text:style-name="Citation">glb</text:span> is not allowed <text:span text:style-name="T41">for any update</text:span>.</text:p>
        </text:list-item>
        <text:list-item>
          <text:p text:style-name="P70">This language is used wherever a language setting is needed: It is used like the <text:span text:style-name="Emphasis">default</text:span> and <text:span text:style-name="Emphasis">custom</text:span> languages to include localized downloads for Internet Explorer, .NET Frameworks and Security Essentials. For Office 2007 – 2013, it is used as the <text:span text:style-name="Emphasis">update</text:span> language.</text:p>
        </text:list-item>
        <text:list-item>
          <text:p text:style-name="P71">This way, users get downloads for <text:span text:style-name="T29">the specified</text:span> language only, and nothing else. For most users, this will be just fine.</text:p>
        </text:list-item>
      </text:list>
      <text:p text:style-name="P10"><text:span text:style-name="T15">The only </text:span>drawback <text:span text:style-name="T16">would be, that different languages need to be downloaded </text:span><text:span text:style-name="Emphasis"><text:span text:style-name="T16">in turn</text:span></text:span><text:span text:style-name="T16">, if users actually need more than one language.</text:span></text:p>
      <text:p text:style-name="P9"><text:span text:style-name="T19">I</text:span>f different languages are downloaded in turn, then previous download<text:span text:style-name="T16">s</text:span> <text:span text:style-name="T16">in languages other than the selected one </text:span>must be preserved <text:span text:style-name="T16">between runs. The cleanup function handles this by treating the complete static directory as an additional white list. Technically, this is just a recursive </text:span><text:span text:style-name="Source_20_Text"><text:span text:style-name="T16">grep</text:span></text:span><text:span text:style-name="T16"> for the filename. Files, which are not in the current download set, but which can still be found in the static directory, are reported as </text:span><text:span text:style-name="Citation"><text:span text:style-name="T16">valid static files</text:span></text:span><text:span text:style-name="T16">. These files are never automatically deleted. If they are not needed anymore, they must be manually deleted once, and then they won’t get downloaded again.</text:span></text:p>
      <text:p text:style-name="P11">While the concept of <text:span text:style-name="Citation">valid static files</text:span> was introduced to <text:span text:style-name="T41">preserve</text:span> localized downloads between runs, the same mechanism also protects some other files:</text:p>
      <text:list xml:id="list4618574086195350213" text:style-name="L12">
        <text:list-item>
          <text:p text:style-name="P72">If service packs have been downloaded before, and the option <text:span text:style-name="Source_20_Text">-includesp</text:span> is not used, the files are still preserved.</text:p>
        </text:list-item>
        <text:list-item>
          <text:p text:style-name="P72">64-bit Office downloads are <text:span text:style-name="T41">not deleted</text:span>, if the corresponding 32-bit downloads are selected.</text:p>
        </text:list-item>
      </text:list>
      <text:p text:style-name="P11">Again, if these <text:span text:style-name="T20">files</text:span> are not needed anymore, they must be manually deleted.</text:p>
      <text:h text:style-name="Heading_20_1" text:outline-level="1">Comparing the results <text:span text:style-name="T47">on </text:span>Windows <text:span text:style-name="T47">and</text:span> Linux</text:h>
      <text:p text:style-name="P20">Selecting the same options in <text:span text:style-name="T31">Windows and </text:span>Linux should result in the same downloads. Optimally, files should not just <text:span text:style-name="T61">be </text:span>compared by their name, but also by their content. This would take a long time for <text:span text:style-name="T42">two</text:span> director<text:span text:style-name="T42">ies</text:span> of about 30 GB <text:span text:style-name="T42">each</text:span>. But fortunately, most of th<text:span text:style-name="T31">is</text:span> work has already been done by creating <text:span text:style-name="T54">an</text:span> <text:span text:style-name="Emphasis"><text:span text:style-name="T42">integrity database</text:span></text:span><text:span text:style-name="T42"> of</text:span> hashdeep <text:span text:style-name="T42">checksum </text:span>files <text:span text:style-name="T31">in the client/md directory.</text:span></text:p>
      <text:list xml:id="list6951315095166791240" text:style-name="L13">
        <text:list-item>
          <text:p text:style-name="P73">Each hashdeep file corresponds to one download directory.</text:p>
        </text:list-item>
        <text:list-item>
          <text:p text:style-name="P73">Each line of a hashdeep file is a fingerprint of one downloaded file. It <text:span text:style-name="T31">consists of</text:span> the file size, MD5, SHA-1 and SHA-256 hashes, and the relative path to the file.</text:p>
        </text:list-item>
      </text:list>
      <text:p text:style-name="P21"><text:span text:style-name="T33">Thus</text:span>, comparing two directories with hashes files is enough for a deep comparison of all download<text:span text:style-name="T33">ed</text:span> <text:span text:style-name="T33">files</text:span>. <text:span text:style-name="T42">This can be easily done with </text:span><text:span text:style-name="Source_20_Text"><text:span text:style-name="T42">diff</text:span></text:span><text:span text:style-name="T42">. </text:span>Comparing the hashes files also ensures, that the<text:span text:style-name="T42">se</text:span> files are in the correct format <text:span text:style-name="T54">to be used by the Windows script DoUpdate.cmd during installation</text:span>.</text:p>
      <text:p text:style-name="P22"><text:soft-page-break/>The script compare-integrity-database.bash <text:span text:style-name="T57">in the directory </text:span>comparison-linux-windows<text:span text:style-name="T57"> </text:span>is meant for this comparison. The file <text:span text:style-name="T57">example-results-md.txt</text:span> <text:span text:style-name="T57">shows typical</text:span> results: <text:span text:style-name="T57">T</text:span>he four virus definition files <text:span text:style-name="T55">are</text:span> <text:span text:style-name="T57">usually </text:span>different, because they change every two hours, <text:span text:style-name="T55">but the other files should be the same.</text:span></text:p>
      <text:p text:style-name="P23">The script compare-update-tables.bash does a similar comparison of <text:span text:style-name="T58">the </text:span>*.csv files, which are used for the installation of Office updates.</text:p>
      <text:h text:style-name="Heading_20_1" text:outline-level="1">Validation of downloaded files</text:h>
      <text:p text:style-name="P26">There are at least three different approaches to validate downloaded files:</text:p>
      <text:h text:style-name="Heading_20_2" text:outline-level="2">Comparing file hashes</text:h>
      <text:p text:style-name="P26">For all security updates <text:span text:style-name="T47">extracted from the WSUS catalog file </text:span>wsusscn2.cab, the SHA-1 hash is embedded into the filename. It can be <text:span text:style-name="T24">easily </text:span>compared to the calculated hash of the file.</text:p>
      <text:p text:style-name="P26">Unfortunately, <text:span text:style-name="T47">this</text:span> doesn’t work for the <text:span text:style-name="T47">WSUS catalog</text:span> file itself and for the virus definition files. But these files <text:span text:style-name="T24">create most problems.</text:span></text:p>
      <text:h text:style-name="Heading_20_2" text:outline-level="2">Validating digital file signatures with Sysinternals Sigcheck</text:h>
      <text:p text:style-name="P25">Sysinternals Sigcheck does run under wine, but there are a few drawbacks:</text:p>
      <text:list xml:id="list3120089375324176680" text:style-name="L14">
        <text:list-item>
          <text:p text:style-name="P74"><text:span text:style-name="T24">The built-in wine library CRYPT32.dll doesn’t seem to provide the functionality to really validate file signatures. With this library, Sigcheck can only tell, if a fil</text:span>e is <text:span text:style-name="Citation">signed</text:span> o<text:span text:style-name="T24">r </text:span><text:span text:style-name="Citation"><text:span text:style-name="T24">unsigned</text:span></text:span><text:span text:style-name="T24">. That much actually works, but it is not enough to detect subtle problems with the downloaded files. If a file is digitally signed, but the file is damaged for some reason, it is still reported as </text:span><text:span text:style-name="Emphasis"><text:span text:style-name="T24">signed</text:span></text:span><text:span text:style-name="T24">. The correct result would be that the signature could not be verified.</text:span></text:p>
        </text:list-item>
        <text:list-item>
          <text:p text:style-name="P75">Th<text:span text:style-name="T25">e utility winetricks can replace the built-in</text:span> <text:span text:style-name="T43">wine </text:span>library with a native Windows library. <text:span text:style-name="T25">But without the necessary root certificates and complete certificate chains, Sigcheck shows a generic error message for every single file.</text:span></text:p>
        </text:list-item>
      </text:list>
      <text:p text:style-name="P27">Thus, although a preliminary implementation <text:span text:style-name="T48">for wine and Sigcheck </text:span>exists, it needs more work, especially to transfer the root certificates from Windows to Linux.</text:p>
      <text:h text:style-name="Heading_20_2" text:outline-level="2">Validating digital file signatures with chktrust</text:h>
      <text:p text:style-name="P14">The .NET Framework <text:span text:style-name="T27">on</text:span> Windows and the Mono Framework on Linux <text:span text:style-name="T43">provide similar utilities for the same tasks.</text:span></text:p>
      <text:p text:style-name="P14">The .NET Framework <text:span text:style-name="T27">on Windows</text:span> <text:span text:style-name="T43">provides a</text:span> <text:span text:style-name="T26">C</text:span>ertificate <text:span text:style-name="T26">M</text:span>anager for the Microsoft Management Console, <text:span text:style-name="T27">which</text:span> can be launched as:</text:p>
      <text:p text:style-name="Text_20_body"><text:span text:style-name="Source_20_Text">mmc.exe certmgr.msc</text:span></text:p>
      <text:p text:style-name="P15"><text:soft-page-break/><text:span text:style-name="T26">The </text:span>Certificate Verification tool <text:span text:style-name="T26">(chktrust.exe) and the Sign tool (signtool.exe) can be used to verify digital signatures.</text:span></text:p>
      <text:list xml:id="list8158542726652680455" text:style-name="L15">
        <text:list-item>
          <text:p text:style-name="P77"><text:a xlink:type="simple" xlink:href="https://msdn.microsoft.com/en-us/library/z045761b%28v=vs.100%29.aspx" text:style-name="Internet_20_link" text:visited-style-name="Visited_20_Internet_20_Link">https://msdn.microsoft.com/en-us/library/z045761b%28v=vs.100%29.aspx</text:a> </text:p>
        </text:list-item>
        <text:list-item>
          <text:p text:style-name="P76"><text:a xlink:type="simple" xlink:href="https://msdn.microsoft.com/en-us/library/8s9b9yaz%28v=vs.110%29.aspx" text:style-name="Internet_20_link" text:visited-style-name="Visited_20_Internet_20_Link"><text:span text:style-name="T26">https://msdn.microsoft.com/en-us/library/8s9b9yaz%28v=vs.110%29.aspx</text:span></text:a><text:span text:style-name="T26"> </text:span></text:p>
        </text:list-item>
      </text:list>
      <text:p text:style-name="P16">The Mono framework <text:span text:style-name="T27">for Linux</text:span> <text:span text:style-name="T48">provides</text:span> two similar utilities:<text:span text:style-name="T25"> </text:span><text:span text:style-name="Source_20_Text"><text:span text:style-name="T25">certmgr</text:span></text:span><text:span text:style-name="T25"> and </text:span><text:span text:style-name="Source_20_Text">chktrust</text:span><text:span text:style-name="T25">, but the command </text:span><text:span text:style-name="Source_20_Text"><text:span text:style-name="T25">chktrust</text:span></text:span><text:span text:style-name="T25"> can only verify executable files, not cab archives.</text:span></text:p>
      <text:list xml:id="list8225360433341883326" text:style-name="L16">
        <text:list-item>
          <text:p text:style-name="P78"><text:a xlink:type="simple" xlink:href="http://www.mono-project.com/docs/tools+libraries/tools/" text:style-name="Internet_20_link" text:visited-style-name="Visited_20_Internet_20_Link">http://www.mono-project.com/docs/tools+libraries/tools/</text:a> </text:p>
        </text:list-item>
      </text:list>
      <text:p text:style-name="P17">Still, this might be the easiest way, to transfer certificates from Windows to Linux. Since wine seems to integrate with the Mono framework, these certificates might even work with Sigcheck.</text:p>
      <text:h text:style-name="P84" text:outline-level="1">Missing functionality</text:h>
      <text:list xml:id="list30992212688451840" text:style-name="L17">
        <text:list-item>
          <text:p text:style-name="P79">Creation of ISO images</text:p>
          <text:p text:style-name="P80">WSUS Offline Update was once designed to create custom update CDs/DVDs. Therefore, the contents of the client directory can be written to an ISO image file. The ISO image <text:span text:style-name="T36">can</text:span> then be burned to a <text:span text:style-name="T44">writable </text:span>CD or DVD. The file <text:span text:style-name="Source_20_Text"><text:span text:style-name="T44">client/</text:span></text:span><text:span text:style-name="Source_20_Text">autorun.inf</text:span> end<text:span text:style-name="T35">s</text:span> up in the root directory of the CD/DVD and start<text:span text:style-name="T35">s</text:span> the <text:span text:style-name="T36">update</text:span>, <text:span text:style-name="T35">when the disk is inserted</text:span>.</text:p>
          <text:p text:style-name="P81"><text:span text:style-name="T21">But a</text:span>re optical media <text:span text:style-name="T21">still</text:span> used anymore? The client directory <text:span text:style-name="T21">can</text:span> be copied to <text:span text:style-name="T22">an external</text:span> USB<text:span text:style-name="T22"> drive</text:span> instead. <text:span text:style-name="T21">If an archive of the client directory is required, then I would recommend an </text:span><text:span text:style-name="Emphasis"><text:span text:style-name="T21">uncompressed</text:span></text:span><text:span text:style-name="T21"> tar archive. Just don’t use a compressed format like *.tar.gz, because this won’t achieve anything, if the input are huge, already highly compressed files.</text:span></text:p>
        </text:list-item>
        <text:list-item>
          <text:p text:style-name="P79">Download from <text:span text:style-name="T21">local</text:span> WSUS servers</text:p>
          <text:p text:style-name="P80"><text:span text:style-name="T35">Implementing and testing this function would require</text:span> a WSUS server, <text:span text:style-name="T32">which I don’t have</text:span>.</text:p>
          <text:p text:style-name="P44">Also, downloading from a local WSUS server may not work as expected: Only <text:span text:style-name="Emphasis">dynamic</text:span> download links, which are extracted from the WSUS catalog file wsusscn2.cab, can be redirected to a WSUS server. <text:span text:style-name="Emphasis">Static</text:span> download links are still downloaded from the Microsoft download sites. <text:span text:style-name="T37">This includes the catalog file wsusscn2.cab itself and all other download links from the static download files in the wsusoffline/static directory.</text:span></text:p>
        </text:list-item>
      </text:list>
      <text:h text:style-name="P85" text:outline-level="1">File version</text:h>
      <text:p text:style-name="P30">This file was last changed on <text:modification-date style:data-style-name="N84">2017-03-18</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hyphenation-ladder-count="3"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writing-mode="pag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7:58:19.106569637</meta:creation-date>
    <dc:date>2017-03-18T16:07:07.714377446</dc:date>
    <meta:editing-duration>PT3H51M14S</meta:editing-duration>
    <meta:editing-cycles>24</meta:editing-cycles>
    <meta:generator>LibreOffice/5.2.5.1$Linux_x86 LibreOffice_project/20m0$Build-1</meta:generator>
    <meta:document-statistic meta:table-count="0" meta:image-count="0" meta:object-count="0" meta:page-count="11" meta:paragraph-count="246" meta:word-count="3499" meta:character-count="23398" meta:non-whitespace-character-count="19507"/>
  </office:meta>
</office:document-meta>
</file>